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</office:automatic-styles>
  <office:body>
    <office:text>
      <text:p text:style-name="P1"><text:span text:style-name="T1_1">Beggining</text:span></text:p>
      <text:p text:style-name="P2"><text:span text:style-name="T2_1">“</text:span><text:span text:style-name="T2_2">I</text:span><text:span text:style-name="T2_3"><text:s/></text:span><text:span text:style-name="T2_4">don</text:span><text:span text:style-name="T2_5">’</text:span><text:span text:style-name="T2_6">t</text:span><text:span text:style-name="T2_7"><text:s/></text:span><text:span text:style-name="T2_8">know</text:span><text:span text:style-name="T2_9"><text:s/></text:span><text:span text:style-name="T2_10">whats</text:span><text:span text:style-name="T2_11"><text:s/></text:span><text:span text:style-name="T2_12">up</text:span><text:span text:style-name="T2_13"><text:s/></text:span><text:span text:style-name="T2_14">with</text:span><text:span text:style-name="T2_15"><text:s/></text:span><text:span text:style-name="T2_16">Twi</text:span><text:span text:style-name="T2_17">,<text:s/></text:span><text:span text:style-name="T2_18">i</text:span><text:span text:style-name="T2_19"><text:s/></text:span><text:span text:style-name="T2_20">get</text:span><text:span text:style-name="T2_21"><text:s/></text:span><text:span text:style-name="T2_22">a</text:span><text:span text:style-name="T2_23"><text:s/></text:span><text:span text:style-name="T2_24">package</text:span><text:span text:style-name="T2_25">,<text:s/></text:span><text:span text:style-name="T2_26">she</text:span><text:span text:style-name="T2_27"><text:s/></text:span><text:span text:style-name="T2_28">opens</text:span><text:span text:style-name="T2_29"><text:s/></text:span><text:span text:style-name="T2_30">it</text:span><text:span text:style-name="T2_31">,<text:s/></text:span><text:span text:style-name="T2_32">and</text:span><text:span text:style-name="T2_33"><text:s/></text:span><text:span text:style-name="T2_34">frantically</text:span><text:span text:style-name="T2_35"><text:s/></text:span><text:span text:style-name="T2_36">runs</text:span><text:span text:style-name="T2_37"><text:s/></text:span><text:span text:style-name="T2_38">off</text:span><text:span text:style-name="T2_39">.”<text:s/></text:span><text:span text:style-name="T2_40">Spike</text:span><text:span text:style-name="T2_41"><text:s/></text:span><text:span text:style-name="T2_42">said</text:span><text:span text:style-name="T2_43"><text:s/></text:span><text:span text:style-name="T2_44">to</text:span><text:span text:style-name="T2_45"><text:s/></text:span><text:span text:style-name="T2_46">himself</text:span><text:span text:style-name="T2_47">.</text:span></text:p>
      <text:p text:style-name="P3"><text:span text:style-name="T3_1">He</text:span><text:span text:style-name="T3_2"><text:s/></text:span><text:span text:style-name="T3_3">was</text:span><text:span text:style-name="T3_4"><text:s/></text:span><text:span text:style-name="T3_5">cleaning</text:span><text:span text:style-name="T3_6"><text:s/></text:span><text:span text:style-name="T3_7">up</text:span><text:span text:style-name="T3_8"><text:s/></text:span><text:span text:style-name="T3_9">the</text:span><text:span text:style-name="T3_10"><text:s/></text:span><text:span text:style-name="T3_11">library</text:span><text:span text:style-name="T3_12">,<text:s/></text:span><text:span text:style-name="T3_13">dusting</text:span><text:span text:style-name="T3_14"><text:s/></text:span><text:span text:style-name="T3_15">and</text:span><text:span text:style-name="T3_16"><text:s/></text:span><text:span text:style-name="T3_17">such</text:span><text:span text:style-name="T3_18">,<text:s/></text:span><text:span text:style-name="T3_19">until</text:span><text:span text:style-name="T3_20"><text:s/></text:span><text:span text:style-name="T3_21">he</text:span><text:span text:style-name="T3_22"><text:s/></text:span><text:span text:style-name="T3_23">found</text:span><text:span text:style-name="T3_24"><text:s/></text:span><text:span text:style-name="T3_25">a</text:span><text:span text:style-name="T3_26"><text:s/></text:span><text:span text:style-name="T3_27">flyer</text:span><text:span text:style-name="T3_28"><text:s/></text:span><text:span text:style-name="T3_29">on</text:span><text:span text:style-name="T3_30"><text:s/></text:span><text:span text:style-name="T3_31">the</text:span><text:span text:style-name="T3_32"><text:s/></text:span><text:span text:style-name="T3_33">floor</text:span><text:span text:style-name="T3_34">.</text:span></text:p>
      <text:p text:style-name="P4"><text:span text:style-name="T4_1">“</text:span><text:span text:style-name="T4_2">Hm</text:span><text:span text:style-name="T4_3">?<text:s/></text:span><text:span text:style-name="T4_4">Twi</text:span><text:span text:style-name="T4_5"><text:s/></text:span><text:span text:style-name="T4_6">must</text:span><text:span text:style-name="T4_7"><text:s/></text:span><text:span text:style-name="T4_8">have</text:span><text:span text:style-name="T4_9"><text:s/></text:span><text:span text:style-name="T4_10">dropped</text:span><text:span text:style-name="T4_11"><text:s/></text:span><text:span text:style-name="T4_12">it</text:span><text:span text:style-name="T4_13">,<text:s/></text:span><text:span text:style-name="T4_14">hope</text:span><text:span text:style-name="T4_15"><text:s/></text:span><text:span text:style-name="T4_16">its</text:span><text:span text:style-name="T4_17"><text:s/></text:span><text:span text:style-name="T4_18">not</text:span><text:span text:style-name="T4_19"><text:s/></text:span><text:span text:style-name="T4_20">to</text:span><text:span text:style-name="T4_21"><text:s/></text:span><text:span text:style-name="T4_22">importiant</text:span><text:span text:style-name="T4_23">.”</text:span></text:p>
      <text:p text:style-name="P5"><text:span text:style-name="T5_1">He</text:span><text:span text:style-name="T5_2"><text:s/></text:span><text:span text:style-name="T5_3">picked</text:span><text:span text:style-name="T5_4"><text:s/></text:span><text:span text:style-name="T5_5">up</text:span><text:span text:style-name="T5_6"><text:s/></text:span><text:span text:style-name="T5_7">the</text:span><text:span text:style-name="T5_8"><text:s/></text:span><text:span text:style-name="T5_9">flyer</text:span><text:span text:style-name="T5_10"><text:s/></text:span><text:span text:style-name="T5_11">and</text:span><text:span text:style-name="T5_12"><text:s/></text:span><text:span text:style-name="T5_13">flipped</text:span><text:span text:style-name="T5_14"><text:s/></text:span><text:span text:style-name="T5_15">it</text:span><text:span text:style-name="T5_16"><text:s/></text:span><text:span text:style-name="T5_17">to</text:span><text:span text:style-name="T5_18"><text:s/></text:span><text:span text:style-name="T5_19">the</text:span><text:span text:style-name="T5_20"><text:s/></text:span><text:span text:style-name="T5_21">other</text:span><text:span text:style-name="T5_22"><text:s/></text:span><text:span text:style-name="T5_23">side</text:span><text:span text:style-name="T5_24">,<text:s/></text:span><text:span text:style-name="T5_25">he</text:span><text:span text:style-name="T5_26"><text:s/></text:span><text:span text:style-name="T5_27">began</text:span><text:span text:style-name="T5_28"><text:s/></text:span><text:span text:style-name="T5_29">to</text:span><text:span text:style-name="T5_30"><text:s/></text:span><text:span text:style-name="T5_31">read</text:span><text:span text:style-name="T5_32">.</text:span></text:p>
      <text:p text:style-name="P6"/>
      <text:p text:style-name="P7"><text:span text:style-name="T7_1">‘</text:span><text:span text:style-name="T7_2">COME</text:span><text:span text:style-name="T7_3"><text:s/></text:span><text:span text:style-name="T7_4">ONE</text:span><text:span text:style-name="T7_5">,<text:s/></text:span><text:span text:style-name="T7_6">COME</text:span><text:span text:style-name="T7_7"><text:s/></text:span><text:span text:style-name="T7_8">ALL</text:span></text:p>
      <text:p text:style-name="P8"/>
      <text:p text:style-name="P9"><text:span text:style-name="T9_1">TO</text:span><text:span text:style-name="T9_2"><text:s/></text:span><text:span text:style-name="T9_3">THE</text:span><text:span text:style-name="T9_4"><text:s/></text:span><text:span text:style-name="T9_5">DISCORDALYIS</text:span><text:span text:style-name="T9_6"><text:s/></text:span><text:span text:style-name="T9_7">RUMBLE</text:span><text:span text:style-name="T9_8">!</text:span></text:p>
      <text:p text:style-name="P10"/>
      <text:p text:style-name="P11"><text:span text:style-name="T11_1">This</text:span><text:span text:style-name="T11_2"><text:s/></text:span><text:span text:style-name="T11_3">is</text:span><text:span text:style-name="T11_4"><text:s/></text:span><text:span text:style-name="T11_5">a</text:span><text:span text:style-name="T11_6"><text:s/></text:span><text:span text:style-name="T11_7">fighting</text:span><text:span text:style-name="T11_8"><text:s/></text:span><text:span text:style-name="T11_9">tournament</text:span><text:span text:style-name="T11_10"><text:s/></text:span><text:span text:style-name="T11_11">that</text:span><text:span text:style-name="T11_12"><text:s/></text:span><text:span text:style-name="T11_13">is</text:span><text:span text:style-name="T11_14"><text:s/></text:span><text:span text:style-name="T11_15">spanned</text:span><text:span text:style-name="T11_16"><text:s/></text:span><text:span text:style-name="T11_17">all</text:span><text:span text:style-name="T11_18"><text:s/></text:span><text:span text:style-name="T11_19">acrossed</text:span><text:span text:style-name="T11_20"><text:s/></text:span><text:span text:style-name="T11_21">equestria</text:span><text:span text:style-name="T11_22">!</text:span></text:p>
      <text:p text:style-name="P12"/>
      <text:p text:style-name="P13"><text:span text:style-name="T13_1">REWARD</text:span><text:span text:style-name="T13_2">:<text:s/>1,000,000<text:s/></text:span><text:span text:style-name="T13_3">bits</text:span></text:p>
      <text:p text:style-name="P14"/>
      <text:p text:style-name="P15"><text:span text:style-name="T15_1">Location</text:span><text:span text:style-name="T15_2">:<text:s/></text:span><text:span text:style-name="T15_3">Canterlot</text:span><text:span text:style-name="T15_4"><text:s/></text:span><text:span text:style-name="T15_5">for</text:span><text:span text:style-name="T15_6"><text:s/></text:span><text:span text:style-name="T15_7">sign</text:span><text:span text:style-name="T15_8">-</text:span><text:span text:style-name="T15_9">ups</text:span></text:p>
      <text:p text:style-name="P16"/>
      <text:p text:style-name="P17"><text:span text:style-name="T17_1">GOOD</text:span><text:span text:style-name="T17_2"><text:s/></text:span><text:span text:style-name="T17_3">LUCK</text:span><text:span text:style-name="T17_4"><text:s/></text:span><text:span text:style-name="T17_5">AND</text:span><text:span text:style-name="T17_6"><text:s/></text:span><text:span text:style-name="T17_7">HAVE</text:span><text:span text:style-name="T17_8"><text:s/></text:span><text:span text:style-name="T17_9">A</text:span><text:span text:style-name="T17_10"><text:s/></text:span><text:span text:style-name="T17_11">CHAOTIC</text:span><text:span text:style-name="T17_12"><text:s/></text:span><text:span text:style-name="T17_13">DAY</text:span><text:span text:style-name="T17_14">!</text:span></text:p>
      <text:p text:style-name="P18"/>
      <text:p text:style-name="P19"/>
      <text:p text:style-name="P20"><text:span text:style-name="T20_1">“</text:span><text:span text:style-name="T20_2">Discord</text:span><text:span text:style-name="T20_3">!<text:s/></text:span><text:span text:style-name="T20_4">He</text:span><text:span text:style-name="T20_5"><text:s/></text:span><text:span text:style-name="T20_6">is</text:span><text:span text:style-name="T20_7"><text:s/></text:span><text:span text:style-name="T20_8">planning</text:span><text:span text:style-name="T20_9"><text:s/></text:span><text:span text:style-name="T20_10">to</text:span><text:span text:style-name="T20_11"><text:s/></text:span><text:span text:style-name="T20_12">rig</text:span><text:span text:style-name="T20_13"><text:s/></text:span><text:span text:style-name="T20_14">this</text:span><text:span text:style-name="T20_15"><text:s/></text:span><text:span text:style-name="T20_16">tournament</text:span><text:span text:style-name="T20_17"><text:s/></text:span><text:span text:style-name="T20_18">to</text:span><text:span text:style-name="T20_19"><text:s/></text:span><text:span text:style-name="T20_20">steal</text:span><text:span text:style-name="T20_21"><text:s/></text:span><text:span text:style-name="T20_22">the</text:span><text:span text:style-name="T20_23"><text:s/></text:span><text:span text:style-name="T20_24">elements</text:span><text:span text:style-name="T20_25"><text:s/></text:span><text:span text:style-name="T20_26">of</text:span><text:span text:style-name="T20_27"><text:s/></text:span><text:span text:style-name="T20_28">harmony</text:span><text:span text:style-name="T20_29">!”<text:s/></text:span><text:span text:style-name="T20_30">Spike</text:span><text:span text:style-name="T20_31"><text:s/></text:span><text:span text:style-name="T20_32">thought</text:span><text:span text:style-name="T20_33"><text:s/></text:span><text:span text:style-name="T20_34">out</text:span><text:span text:style-name="T20_35"><text:s/></text:span><text:span text:style-name="T20_36">loud</text:span><text:span text:style-name="T20_37">.<text:s/>“</text:span><text:span text:style-name="T20_38">Its</text:span><text:span text:style-name="T20_39"><text:s/></text:span><text:span text:style-name="T20_40">a</text:span><text:span text:style-name="T20_41"><text:s/></text:span><text:span text:style-name="T20_42">trap</text:span><text:span text:style-name="T20_43">,<text:s/></text:span><text:span text:style-name="T20_44">i</text:span><text:span text:style-name="T20_45"><text:s/></text:span><text:span text:style-name="T20_46">gotta</text:span><text:span text:style-name="T20_47"><text:s/></text:span><text:span text:style-name="T20_48">find</text:span><text:span text:style-name="T20_49"><text:s/></text:span><text:span text:style-name="T20_50">her</text:span><text:span text:style-name="T20_51">..</text:span><text:span text:style-name="T20_52">and</text:span><text:span text:style-name="T20_53"><text:s/></text:span><text:span text:style-name="T20_54">fast</text:span><text:span text:style-name="T20_55">!”<text:s/></text:span></text:p>
      <text:p text:style-name="P21"/>
      <text:p text:style-name="P22"><text:span text:style-name="T22_1">[</text:span><text:span text:style-name="T22_2">Later</text:span><text:span text:style-name="T22_3">...]</text:span></text:p>
      <text:p text:style-name="P23"><text:span text:style-name="T23_1">“</text:span><text:span text:style-name="T23_2">Got</text:span><text:span text:style-name="T23_3"><text:s/></text:span><text:span text:style-name="T23_4">my</text:span><text:span text:style-name="T23_5"><text:s/></text:span><text:span text:style-name="T23_6">ticket</text:span><text:span text:style-name="T23_7">...</text:span><text:span text:style-name="T23_8">my</text:span><text:span text:style-name="T23_9"><text:s/></text:span><text:span text:style-name="T23_10">bag</text:span><text:span text:style-name="T23_11"><text:s/></text:span><text:span text:style-name="T23_12">is</text:span><text:span text:style-name="T23_13"><text:s/></text:span><text:span text:style-name="T23_14">packed</text:span><text:span text:style-name="T23_15">,<text:s/></text:span><text:span text:style-name="T23_16">and</text:span><text:span text:style-name="T23_17"><text:s/></text:span><text:span text:style-name="T23_18">my</text:span><text:span text:style-name="T23_19"><text:s/></text:span><text:span text:style-name="T23_20">Fighting</text:span><text:span text:style-name="T23_21"><text:s/>101<text:s/></text:span><text:span text:style-name="T23_22">book</text:span><text:span text:style-name="T23_23">.<text:s/></text:span><text:span text:style-name="T23_24">Should</text:span><text:span text:style-name="T23_25"><text:s/></text:span><text:span text:style-name="T23_26">be</text:span><text:span text:style-name="T23_27"><text:s/></text:span><text:span text:style-name="T23_28">enough</text:span><text:span text:style-name="T23_29">.”</text:span></text:p>
      <text:p text:style-name="P24"><text:span text:style-name="T24_1">“</text:span><text:span text:style-name="T24_2">TRAIN</text:span><text:span text:style-name="T24_3"><text:s/></text:span><text:span text:style-name="T24_4">TO</text:span><text:span text:style-name="T24_5"><text:s/></text:span><text:span text:style-name="T24_6">CANTERLOT</text:span><text:span text:style-name="T24_7"><text:s/></text:span><text:span text:style-name="T24_8">WILL</text:span><text:span text:style-name="T24_9"><text:s/></text:span><text:span text:style-name="T24_10">BE</text:span><text:span text:style-name="T24_11"><text:s/></text:span><text:span text:style-name="T24_12">LEAVING</text:span><text:span text:style-name="T24_13"><text:s/></text:span><text:span text:style-name="T24_14">IN</text:span><text:span text:style-name="T24_15"><text:s/>5<text:s/></text:span><text:span text:style-name="T24_16">MINUUUTES</text:span><text:span text:style-name="T24_17">!”<text:s/></text:span><text:span text:style-name="T24_18">The</text:span><text:span text:style-name="T24_19"><text:s/></text:span><text:span text:style-name="T24_20">conducter</text:span><text:span text:style-name="T24_21"><text:s/></text:span><text:span text:style-name="T24_22">yelled</text:span><text:span text:style-name="T24_23">.</text:span></text:p>
      <text:p text:style-name="P25"><text:span text:style-name="T25_1">“</text:span><text:span text:style-name="T25_2">Its</text:span><text:span text:style-name="T25_3"><text:s/></text:span><text:span text:style-name="T25_4">time</text:span><text:span text:style-name="T25_5"><text:s/></text:span><text:span text:style-name="T25_6">to</text:span><text:span text:style-name="T25_7"><text:s/></text:span><text:span text:style-name="T25_8">find</text:span><text:span text:style-name="T25_9"><text:s/></text:span><text:span text:style-name="T25_10">you</text:span><text:span text:style-name="T25_11"><text:s/></text:span><text:span text:style-name="T25_12">Twilight</text:span><text:span text:style-name="T25_13">,<text:s/></text:span><text:span text:style-name="T25_14">i</text:span><text:span text:style-name="T25_15"><text:s/></text:span><text:span text:style-name="T25_16">hope</text:span><text:span text:style-name="T25_17"><text:s/></text:span><text:span text:style-name="T25_18">im</text:span><text:span text:style-name="T25_19"><text:s/></text:span><text:span text:style-name="T25_20">not</text:span><text:span text:style-name="T25_21"><text:s/></text:span><text:span text:style-name="T25_22">too</text:span><text:span text:style-name="T25_23"><text:s/></text:span><text:span text:style-name="T25_24">late</text:span><text:span text:style-name="T25_25">”</text:span></text:p>
      <text:p text:style-name="P26"/>
      <text:p text:style-name="P27"><text:span text:style-name="T27_1">RIVAL</text:span></text:p>
      <text:p text:style-name="P28"><text:span text:style-name="T28_1">Vs</text:span><text:span text:style-name="T28_2"><text:s/></text:span><text:span text:style-name="T28_3">CMC</text:span></text:p>
      <text:p text:style-name="P29"><text:span text:style-name="T29_1">“</text:span><text:span text:style-name="T29_2">Scootaloo</text:span><text:span text:style-name="T29_3">?<text:s/></text:span><text:span text:style-name="T29_4">Sweetie</text:span><text:span text:style-name="T29_5"><text:s/></text:span><text:span text:style-name="T29_6">Belle</text:span><text:span text:style-name="T29_7">?<text:s/></text:span><text:span text:style-name="T29_8">Applebloom</text:span><text:span text:style-name="T29_9">?!<text:s/></text:span><text:span text:style-name="T29_10">What</text:span><text:span text:style-name="T29_11"><text:s/></text:span><text:span text:style-name="T29_12">are</text:span><text:span text:style-name="T29_13"><text:s/></text:span><text:span text:style-name="T29_14">you</text:span><text:span text:style-name="T29_15"><text:s/></text:span><text:span text:style-name="T29_16">doing</text:span><text:span text:style-name="T29_17"><text:s/></text:span><text:span text:style-name="T29_18">here</text:span><text:span text:style-name="T29_19">?!!”<text:s/></text:span><text:span text:style-name="T29_20">Spike</text:span><text:span text:style-name="T29_21"><text:s/></text:span><text:span text:style-name="T29_22">asked</text:span></text:p>
      <text:p text:style-name="P30"><text:span text:style-name="T30_1">“</text:span><text:span text:style-name="T30_2">Were</text:span><text:span text:style-name="T30_3"><text:s/></text:span><text:span text:style-name="T30_4">here</text:span><text:span text:style-name="T30_5"><text:s/></text:span><text:span text:style-name="T30_6">to</text:span><text:span text:style-name="T30_7"><text:s/></text:span><text:span text:style-name="T30_8">achive</text:span><text:span text:style-name="T30_9"><text:s/></text:span><text:span text:style-name="T30_10">our</text:span><text:span text:style-name="T30_11"><text:s/></text:span><text:span text:style-name="T30_12">cutie</text:span><text:span text:style-name="T30_13"><text:s/></text:span><text:span text:style-name="T30_14">marks</text:span><text:span text:style-name="T30_15"><text:s/></text:span><text:span text:style-name="T30_16">of</text:span><text:span text:style-name="T30_17"><text:s/></text:span><text:span text:style-name="T30_18">course</text:span><text:span text:style-name="T30_19">!”<text:s/></text:span><text:span text:style-name="T30_20">Scootaloo</text:span><text:span text:style-name="T30_21"><text:s/></text:span><text:span text:style-name="T30_22">said</text:span><text:span text:style-name="T30_23">.</text:span></text:p>
      <text:p text:style-name="P31"><text:span text:style-name="T31_1">“</text:span><text:span text:style-name="T31_2">Im</text:span><text:span text:style-name="T31_3"><text:s/></text:span><text:span text:style-name="T31_4">sorry</text:span><text:span text:style-name="T31_5">,<text:s/></text:span><text:span text:style-name="T31_6">but</text:span><text:span text:style-name="T31_7"><text:s/></text:span><text:span text:style-name="T31_8">you</text:span><text:span text:style-name="T31_9"><text:s/></text:span><text:span text:style-name="T31_10">should</text:span><text:span text:style-name="T31_11"><text:s/></text:span><text:span text:style-name="T31_12">go</text:span><text:span text:style-name="T31_13"><text:s/></text:span><text:span text:style-name="T31_14">back</text:span><text:span text:style-name="T31_15">,<text:s/></text:span><text:span text:style-name="T31_16">this</text:span><text:span text:style-name="T31_17"><text:s/></text:span><text:span text:style-name="T31_18">isnt</text:span><text:span text:style-name="T31_19"><text:s/></text:span><text:span text:style-name="T31_20">safe</text:span><text:span text:style-name="T31_21"><text:s/></text:span><text:span text:style-name="T31_22">for</text:span><text:span text:style-name="T31_23"><text:s/></text:span><text:span text:style-name="T31_24">you</text:span><text:span text:style-name="T31_25">.”</text:span><text:span text:style-name="T31_26">Spike</text:span><text:span text:style-name="T31_27"><text:s/></text:span><text:span text:style-name="T31_28">said</text:span><text:span text:style-name="T31_29"><text:s/></text:span><text:span text:style-name="T31_30">calmly</text:span></text:p>
      <text:p text:style-name="P32"><text:span text:style-name="T32_1">“</text:span><text:span text:style-name="T32_2">Sorry</text:span><text:span text:style-name="T32_3">,<text:s/></text:span><text:span text:style-name="T32_4">but</text:span><text:span text:style-name="T32_5"><text:s/></text:span><text:span text:style-name="T32_6">we</text:span><text:span text:style-name="T32_7"><text:s/></text:span><text:span text:style-name="T32_8">already</text:span><text:span text:style-name="T32_9"><text:s/></text:span><text:span text:style-name="T32_10">went</text:span><text:span text:style-name="T32_11"><text:s/></text:span><text:span text:style-name="T32_12">through</text:span><text:span text:style-name="T32_13"><text:s/></text:span><text:span text:style-name="T32_14">a</text:span><text:span text:style-name="T32_15"><text:s/></text:span><text:span text:style-name="T32_16">lot</text:span><text:span text:style-name="T32_17"><text:s/></text:span><text:span text:style-name="T32_18">to</text:span><text:span text:style-name="T32_19"><text:s/></text:span><text:span text:style-name="T32_20">get</text:span><text:span text:style-name="T32_21"><text:s/></text:span><text:span text:style-name="T32_22">here</text:span><text:span text:style-name="T32_23"><text:s/></text:span><text:span text:style-name="T32_24">and</text:span><text:span text:style-name="T32_25"><text:s/></text:span><text:span text:style-name="T32_26">we</text:span><text:span text:style-name="T32_27"><text:s/></text:span><text:span text:style-name="T32_28">aren</text:span><text:span text:style-name="T32_29">'</text:span><text:span text:style-name="T32_30">t</text:span><text:span text:style-name="T32_31"><text:s/></text:span><text:span text:style-name="T32_32">stopping</text:span><text:span text:style-name="T32_33">.”</text:span><text:span text:style-name="T32_34">Sweetie</text:span><text:span text:style-name="T32_35"><text:s/></text:span><text:span text:style-name="T32_36">Belle</text:span><text:span text:style-name="T32_37"><text:s/></text:span><text:span text:style-name="T32_38">replied</text:span><text:span text:style-name="T32_39">.</text:span></text:p>
      <text:p text:style-name="P33"><text:span text:style-name="T33_1">“</text:span><text:span text:style-name="T33_2">You</text:span><text:span text:style-name="T33_3"><text:s/></text:span><text:span text:style-name="T33_4">know</text:span><text:span text:style-name="T33_5"><text:s/></text:span><text:span text:style-name="T33_6">you</text:span><text:span text:style-name="T33_7"><text:s/></text:span><text:span text:style-name="T33_8">have</text:span><text:span text:style-name="T33_9"><text:s/></text:span><text:span text:style-name="T33_10">to</text:span><text:span text:style-name="T33_11"><text:s/></text:span><text:span text:style-name="T33_12">face</text:span><text:span text:style-name="T33_13"><text:s/></text:span><text:span text:style-name="T33_14">Chrysalis</text:span><text:span text:style-name="T33_15">,<text:s/></text:span><text:span text:style-name="T33_16">right</text:span><text:span text:style-name="T33_17">?<text:s/></text:span><text:span text:style-name="T33_18">She</text:span><text:span text:style-name="T33_19"><text:s/></text:span><text:span text:style-name="T33_20">will</text:span><text:span text:style-name="T33_21"><text:s/></text:span><text:span text:style-name="T33_22">kill</text:span><text:span text:style-name="T33_23"><text:s/></text:span><text:span text:style-name="T33_24">you</text:span><text:span text:style-name="T33_25">!”<text:s/></text:span><text:span text:style-name="T33_26">Spike</text:span><text:span text:style-name="T33_27"><text:s/></text:span><text:span text:style-name="T33_28">yelled</text:span><text:span text:style-name="T33_29">.</text:span></text:p>
      <text:p text:style-name="P34"><text:span text:style-name="T34_1">“</text:span><text:span text:style-name="T34_2">And</text:span><text:span text:style-name="T34_3"><text:s/></text:span><text:span text:style-name="T34_4">who</text:span><text:span text:style-name="T34_5"><text:s/></text:span><text:span text:style-name="T34_6">is</text:span><text:span text:style-name="T34_7"><text:s/></text:span><text:span text:style-name="T34_8">going</text:span><text:span text:style-name="T34_9"><text:s/></text:span><text:span text:style-name="T34_10">to</text:span><text:span text:style-name="T34_11"><text:s/></text:span><text:span text:style-name="T34_12">stop</text:span><text:span text:style-name="T34_13"><text:s/></text:span><text:span text:style-name="T34_14">us</text:span><text:span text:style-name="T34_15">?<text:s/></text:span><text:span text:style-name="T34_16">You</text:span><text:span text:style-name="T34_17">?”</text:span><text:span text:style-name="T34_18">Applebloom</text:span><text:span text:style-name="T34_19"><text:s/></text:span><text:span text:style-name="T34_20">replied</text:span><text:span text:style-name="T34_21"><text:s/></text:span><text:span text:style-name="T34_22">teased</text:span><text:span text:style-name="T34_23">.</text:span></text:p>
      <text:p text:style-name="P35"><text:span text:style-name="T35_1">“</text:span><text:span text:style-name="T35_2">Yes</text:span><text:span text:style-name="T35_3">...</text:span><text:span text:style-name="T35_4">END</text:span><text:span text:style-name="T35_5"><text:s/></text:span><text:span text:style-name="T35_6">OF</text:span><text:span text:style-name="T35_7"><text:s/></text:span><text:span text:style-name="T35_8">THE</text:span><text:span text:style-name="T35_9"><text:s/></text:span><text:span text:style-name="T35_10">ROAD</text:span><text:span text:style-name="T35_11"><text:s/></text:span><text:span text:style-name="T35_12">CRUSADERS</text:span><text:span text:style-name="T35_13">.”</text:span></text:p>
      <text:p text:style-name="P36"><text:span text:style-name="T36_1">[</text:span><text:span text:style-name="T36_2">Fight</text:span><text:span text:style-name="T36_3">]</text:span></text:p>
      <text:p text:style-name="P37"/>
      <text:p text:style-name="P38"><text:span text:style-name="T38_1">Final</text:span><text:span text:style-name="T38_2"><text:s/></text:span><text:span text:style-name="T38_3">Boss</text:span><text:span text:style-name="T38_4">:<text:s/></text:span><text:span text:style-name="T38_5">Corrupt</text:span><text:span text:style-name="T38_6"><text:s/></text:span><text:span text:style-name="T38_7">Alitwi</text:span></text:p>
      <text:p text:style-name="P39"><text:span text:style-name="T39_1">Theme</text:span><text:span text:style-name="T39_2">:</text:span><text:span text:style-name="T39_3"><text:a xlink:type="simple" xlink:href="http://www.infinitelooper.com/?v=4Iongb85ijI"><text:span text:style-name="T39_4">http</text:span></text:a></text:span><text:span text:style-name="T39_5"><text:a xlink:type="simple" xlink:href="http://www.infinitelooper.com/?v=4Iongb85ijI"><text:span text:style-name="T39_6">://</text:span></text:a></text:span><text:span text:style-name="T39_7"><text:a xlink:type="simple" xlink:href="http://www.infinitelooper.com/?v=4Iongb85ijI"><text:span text:style-name="T39_8">www</text:span></text:a></text:span><text:span text:style-name="T39_9"><text:a xlink:type="simple" xlink:href="http://www.infinitelooper.com/?v=4Iongb85ijI"><text:span text:style-name="T39_10">.</text:span></text:a></text:span><text:span text:style-name="T39_11"><text:a xlink:type="simple" xlink:href="http://www.infinitelooper.com/?v=4Iongb85ijI"><text:span text:style-name="T39_12">infinitelooper</text:span></text:a></text:span><text:span text:style-name="T39_13"><text:a xlink:type="simple" xlink:href="http://www.infinitelooper.com/?v=4Iongb85ijI"><text:span text:style-name="T39_14">.</text:span></text:a></text:span><text:span text:style-name="T39_15"><text:a xlink:type="simple" xlink:href="http://www.infinitelooper.com/?v=4Iongb85ijI"><text:span text:style-name="T39_16">com</text:span></text:a></text:span><text:span text:style-name="T39_17"><text:a xlink:type="simple" xlink:href="http://www.infinitelooper.com/?v=4Iongb85ijI"><text:span text:style-name="T39_18">/?</text:span></text:a></text:span><text:span text:style-name="T39_19"><text:a xlink:type="simple" xlink:href="http://www.infinitelooper.com/?v=4Iongb85ijI"><text:span text:style-name="T39_20">v</text:span></text:a></text:span><text:span text:style-name="T39_21"><text:a xlink:type="simple" xlink:href="http://www.infinitelooper.com/?v=4Iongb85ijI"><text:span text:style-name="T39_22">=4</text:span></text:a></text:span><text:span text:style-name="T39_23"><text:a xlink:type="simple" xlink:href="http://www.infinitelooper.com/?v=4Iongb85ijI"><text:span text:style-name="T39_24">Iongb</text:span></text:a></text:span><text:span text:style-name="T39_25"><text:a xlink:type="simple" xlink:href="http://www.infinitelooper.com/?v=4Iongb85ijI"><text:span text:style-name="T39_26">85</text:span></text:a></text:span><text:span text:style-name="T39_27"><text:a xlink:type="simple" xlink:href="http://www.infinitelooper.com/?v=4Iongb85ijI"><text:span text:style-name="T39_28">ijI</text:span></text:a></text:span><text:span text:style-name="T39_29"><text:s/>(</text:span><text:span text:style-name="T39_30">I</text:span><text:span text:style-name="T39_31"><text:s/></text:span><text:span text:style-name="T39_32">havent</text:span><text:span text:style-name="T39_33"><text:s/></text:span><text:span text:style-name="T39_34">listened</text:span><text:span text:style-name="T39_35"><text:s/></text:span><text:span text:style-name="T39_36">to</text:span><text:span text:style-name="T39_37"><text:s/></text:span><text:span text:style-name="T39_38">most</text:span><text:span text:style-name="T39_39"><text:s/></text:span><text:span text:style-name="T39_40">of</text:span><text:span text:style-name="T39_41"><text:s/></text:span><text:span text:style-name="T39_42">it</text:span><text:span text:style-name="T39_43">)</text:span></text:p>
      <text:p text:style-name="P40"/>
      <text:p text:style-name="P41"><text:span text:style-name="T41_1">Spike</text:span><text:span text:style-name="T41_2"><text:s/></text:span><text:span text:style-name="T41_3">is</text:span><text:span text:style-name="T41_4"><text:s/></text:span><text:span text:style-name="T41_5">running</text:span><text:span text:style-name="T41_6"><text:s/></text:span><text:span text:style-name="T41_7">tword</text:span><text:span text:style-name="T41_8"><text:s/></text:span><text:span text:style-name="T41_9">Twilight</text:span><text:span text:style-name="T41_10">.<text:s/>“</text:span><text:span text:style-name="T41_11">Twilight</text:span><text:span text:style-name="T41_12">!<text:s/></text:span><text:span text:style-name="T41_13">Your</text:span><text:span text:style-name="T41_14"><text:s/></text:span><text:span text:style-name="T41_15">alive</text:span><text:span text:style-name="T41_16">!”<text:s/></text:span><text:span text:style-name="T41_17">Spike</text:span><text:span text:style-name="T41_18"><text:s/></text:span><text:span text:style-name="T41_19">yelled</text:span><text:span text:style-name="T41_20">,<text:s/></text:span><text:span text:style-name="T41_21">as</text:span><text:span text:style-name="T41_22"><text:s/></text:span><text:span text:style-name="T41_23">soon</text:span><text:span text:style-name="T41_24"><text:s/></text:span><text:span text:style-name="T41_25">as</text:span><text:span text:style-name="T41_26"><text:s/></text:span><text:span text:style-name="T41_27">he</text:span><text:span text:style-name="T41_28"><text:s/></text:span><text:span text:style-name="T41_29">was</text:span><text:span text:style-name="T41_30"><text:s/></text:span><text:span text:style-name="T41_31">going</text:span><text:span text:style-name="T41_32"><text:s/></text:span><text:span text:style-name="T41_33">to</text:span><text:span text:style-name="T41_34"><text:s/></text:span><text:span text:style-name="T41_35">hug</text:span><text:span text:style-name="T41_36"><text:s/></text:span><text:span text:style-name="T41_37">her</text:span><text:span text:style-name="T41_38">.<text:s/></text:span><text:span text:style-name="T41_39">Her</text:span><text:span text:style-name="T41_40"><text:s/></text:span><text:span text:style-name="T41_41">wings</text:span><text:span text:style-name="T41_42"><text:s/></text:span><text:span text:style-name="T41_43">knocked</text:span><text:span text:style-name="T41_44"><text:s/></text:span><text:span text:style-name="T41_45">him</text:span><text:span text:style-name="T41_46"><text:s/></text:span><text:span text:style-name="T41_47">back</text:span><text:span text:style-name="T41_48">.<text:s/>“</text:span><text:span text:style-name="T41_49">Wha</text:span><text:span text:style-name="T41_50">.....</text:span><text:span text:style-name="T41_51">what</text:span><text:span text:style-name="T41_52"><text:s/></text:span><text:span text:style-name="T41_53">happened</text:span><text:span text:style-name="T41_54"><text:s/></text:span><text:span text:style-name="T41_55">to</text:span><text:span text:style-name="T41_56"><text:s/></text:span><text:span text:style-name="T41_57">you</text:span><text:span text:style-name="T41_58">...</text:span><text:span text:style-name="T41_59">WHAT</text:span><text:span text:style-name="T41_60"><text:s/></text:span><text:span text:style-name="T41_61">DID</text:span><text:span text:style-name="T41_62"><text:s/></text:span><text:span text:style-name="T41_63">THEY</text:span><text:span text:style-name="T41_64"><text:s/></text:span><text:span text:style-name="T41_65">DO</text:span><text:span text:style-name="T41_66"><text:s/></text:span><text:span text:style-name="T41_67">TO</text:span><text:span text:style-name="T41_68"><text:s/></text:span><text:span text:style-name="T41_69">YOU</text:span><text:span text:style-name="T41_70">.”<text:s/></text:span><text:span text:style-name="T41_71">Spike</text:span><text:span text:style-name="T41_72"><text:s/></text:span><text:span text:style-name="T41_73">asked</text:span><text:span text:style-name="T41_74"><text:s/></text:span><text:span text:style-name="T41_75">worryingly</text:span><text:span text:style-name="T41_76">.<text:s/></text:span></text:p>
      <text:p text:style-name="P42"/>
      <text:p text:style-name="P43"><text:span text:style-name="T43_1">(</text:span><text:span text:style-name="T43_2">She</text:span><text:span text:style-name="T43_3"><text:s/></text:span><text:span text:style-name="T43_4">is</text:span><text:span text:style-name="T43_5"><text:s/></text:span><text:span text:style-name="T43_6">like</text:span><text:span text:style-name="T43_7"><text:s/></text:span><text:span text:style-name="T43_8">Giygas</text:span><text:span text:style-name="T43_9">)“</text:span><text:span text:style-name="T43_10">IM</text:span><text:span text:style-name="T43_11">.....</text:span><text:span text:style-name="T43_12">THE</text:span><text:span text:style-name="T43_13">.....</text:span><text:span text:style-name="T43_14">SAME</text:span><text:span text:style-name="T43_15"><text:s/></text:span><text:span text:style-name="T43_16">AS</text:span><text:span text:style-name="T43_17">.....</text:span><text:span text:style-name="T43_18">ALWAYS</text:span><text:span text:style-name="T43_19">....</text:span><text:span text:style-name="T43_20">YOUNG</text:span><text:span text:style-name="T43_21">..........</text:span><text:span text:style-name="T43_22">DRAGON</text:span><text:span text:style-name="T43_23">.<text:s/></text:span><text:span text:style-name="T43_24">NOW</text:span><text:span text:style-name="T43_25">......</text:span><text:span text:style-name="T43_26">GIVE</text:span><text:span text:style-name="T43_27">........</text:span><text:span text:style-name="T43_28">ME</text:span><text:span text:style-name="T43_29">.....</text:span><text:span text:style-name="T43_30">YOUR</text:span><text:span text:style-name="T43_31"><text:s/></text:span><text:span text:style-name="T43_32">POWER</text:span><text:span text:style-name="T43_33">.....</text:span><text:span text:style-name="T43_34">YOUR</text:span><text:span text:style-name="T43_35"><text:s/></text:span><text:span text:style-name="T43_36">LOVE</text:span><text:span text:style-name="T43_37">......”</text:span></text:p>
      <text:p text:style-name="P44"/>
      <text:p text:style-name="P45"><text:span text:style-name="T45_1">[</text:span><text:span text:style-name="T45_2">Fight</text:span><text:span text:style-name="T45_3">]</text:span></text:p>
      <text:p text:style-name="P46"/>
      <text:p text:style-name="P47"/>
      <text:p text:style-name="P48"><text:span text:style-name="T48_1">Ending</text:span></text:p>
      <text:p text:style-name="P49"/>
      <text:p text:style-name="P50"><text:span text:style-name="T50_1">“</text:span><text:span text:style-name="T50_2">unnngh</text:span><text:span text:style-name="T50_3">...</text:span><text:span text:style-name="T50_4">RAAAAAAAAAAAAAAAAAAAAAAAAAAAAAAAAAAAG</text:span><text:span text:style-name="T50_5">-”<text:s/></text:span><text:span text:style-name="T50_6">The</text:span><text:span text:style-name="T50_7"><text:s/></text:span><text:span text:style-name="T50_8">abomination</text:span><text:span text:style-name="T50_9"><text:s/></text:span><text:span text:style-name="T50_10">yelled</text:span><text:span text:style-name="T50_11"><text:s/></text:span><text:span text:style-name="T50_12">as</text:span><text:span text:style-name="T50_13"><text:s/></text:span><text:span text:style-name="T50_14">she</text:span><text:span text:style-name="T50_15"><text:s/></text:span><text:span text:style-name="T50_16">faded</text:span><text:span text:style-name="T50_17"><text:s/></text:span><text:span text:style-name="T50_18">into</text:span><text:span text:style-name="T50_19"><text:s/></text:span><text:span text:style-name="T50_20">dust</text:span><text:span text:style-name="T50_21">.</text:span></text:p>
      <text:p text:style-name="P51"/>
      <text:p text:style-name="P52"><text:span text:style-name="T52_1">Spike</text:span><text:span text:style-name="T52_2"><text:s/></text:span><text:span text:style-name="T52_3">ran</text:span><text:span text:style-name="T52_4"><text:s/></text:span><text:span text:style-name="T52_5">over</text:span><text:span text:style-name="T52_6"><text:s/></text:span><text:span text:style-name="T52_7">to</text:span><text:span text:style-name="T52_8"><text:s/></text:span><text:span text:style-name="T52_9">Twilight</text:span><text:span text:style-name="T52_10">’</text:span><text:span text:style-name="T52_11">s</text:span><text:span text:style-name="T52_12"><text:s/></text:span><text:span text:style-name="T52_13">Cocoon</text:span><text:span text:style-name="T52_14"><text:s/></text:span><text:span text:style-name="T52_15">and</text:span><text:span text:style-name="T52_16"><text:s/></text:span><text:span text:style-name="T52_17">ripped</text:span><text:span text:style-name="T52_18"><text:s/></text:span><text:span text:style-name="T52_19">it</text:span><text:span text:style-name="T52_20"><text:s/></text:span><text:span text:style-name="T52_21">open</text:span><text:span text:style-name="T52_22">.<text:s/>“</text:span><text:span text:style-name="T52_23">Thank</text:span><text:span text:style-name="T52_24">...</text:span><text:span text:style-name="T52_25">you</text:span><text:span text:style-name="T52_26">,<text:s/></text:span><text:span text:style-name="T52_27">assistant</text:span><text:span text:style-name="T52_28">....”</text:span><text:span text:style-name="T52_29">Twilight</text:span><text:span text:style-name="T52_30"><text:s/></text:span><text:span text:style-name="T52_31">said</text:span><text:span text:style-name="T52_32"><text:s/></text:span><text:span text:style-name="T52_33">softly</text:span><text:span text:style-name="T52_34">.<text:s/>“</text:span><text:span text:style-name="T52_35">Im</text:span><text:span text:style-name="T52_36"><text:s/></text:span><text:span text:style-name="T52_37">in</text:span><text:span text:style-name="T52_38">....</text:span><text:span text:style-name="T52_39">pain</text:span><text:span text:style-name="T52_40">,<text:s/></text:span><text:span text:style-name="T52_41">i</text:span><text:span text:style-name="T52_42"><text:s/></text:span><text:span text:style-name="T52_43">cant</text:span><text:span text:style-name="T52_44">,<text:s/></text:span><text:span text:style-name="T52_45">move</text:span><text:span text:style-name="T52_46">.”</text:span></text:p>
      <text:p text:style-name="P53"/>
      <text:p text:style-name="P54"><text:span text:style-name="T54_1">“</text:span><text:span text:style-name="T54_2">They</text:span><text:span text:style-name="T54_3"><text:s/></text:span><text:span text:style-name="T54_4">took</text:span><text:span text:style-name="T54_5"><text:s/></text:span><text:span text:style-name="T54_6">out</text:span><text:span text:style-name="T54_7"><text:s/></text:span><text:span text:style-name="T54_8">all</text:span><text:span text:style-name="T54_9"><text:s/></text:span><text:span text:style-name="T54_10">of</text:span><text:span text:style-name="T54_11"><text:s/></text:span><text:span text:style-name="T54_12">your</text:span><text:span text:style-name="T54_13"><text:s/></text:span><text:span text:style-name="T54_14">power</text:span><text:span text:style-name="T54_15">,<text:s/></text:span><text:span text:style-name="T54_16">didnt</text:span><text:span text:style-name="T54_17"><text:s/></text:span><text:span text:style-name="T54_18">they</text:span><text:span text:style-name="T54_19">.”<text:s/></text:span><text:span text:style-name="T54_20">Spike</text:span><text:span text:style-name="T54_21"><text:s/></text:span><text:span text:style-name="T54_22">asked</text:span><text:span text:style-name="T54_23"><text:s/></text:span><text:span text:style-name="T54_24">with</text:span><text:span text:style-name="T54_25"><text:s/></text:span><text:span text:style-name="T54_26">tears</text:span><text:span text:style-name="T54_27"><text:s/></text:span><text:span text:style-name="T54_28">in</text:span><text:span text:style-name="T54_29"><text:s/></text:span><text:span text:style-name="T54_30">his</text:span><text:span text:style-name="T54_31"><text:s/></text:span><text:span text:style-name="T54_32">eyes</text:span><text:span text:style-name="T54_33">.<text:s/>“</text:span><text:span text:style-name="T54_34">Yes</text:span><text:span text:style-name="T54_35">...</text:span><text:span text:style-name="T54_36">and</text:span><text:span text:style-name="T54_37"><text:s/></text:span><text:span text:style-name="T54_38">they</text:span><text:span text:style-name="T54_39"><text:s/></text:span><text:span text:style-name="T54_40">will</text:span><text:span text:style-name="T54_41"><text:s/></text:span><text:span text:style-name="T54_42">do</text:span><text:span text:style-name="T54_43"><text:s/></text:span><text:span text:style-name="T54_44">the</text:span><text:span text:style-name="T54_45"><text:s/></text:span><text:span text:style-name="T54_46">same</text:span><text:span text:style-name="T54_47"><text:s/></text:span><text:span text:style-name="T54_48">to</text:span><text:span text:style-name="T54_49"><text:s/></text:span><text:span text:style-name="T54_50">you</text:span><text:span text:style-name="T54_51"><text:s/></text:span><text:span text:style-name="T54_52">if</text:span><text:span text:style-name="T54_53"><text:s/></text:span><text:span text:style-name="T54_54">you</text:span><text:span text:style-name="T54_55"><text:s/></text:span><text:span text:style-name="T54_56">dont</text:span><text:span text:style-name="T54_57"><text:s/></text:span><text:span text:style-name="T54_58">go</text:span><text:span text:style-name="T54_59">.”<text:s/></text:span><text:span text:style-name="T54_60">Twilight</text:span><text:span text:style-name="T54_61"><text:s/></text:span><text:span text:style-name="T54_62">replied</text:span><text:span text:style-name="T54_63">.<text:s/>“</text:span><text:span text:style-name="T54_64">Im</text:span><text:span text:style-name="T54_65"><text:s/></text:span><text:span text:style-name="T54_66">not</text:span><text:span text:style-name="T54_67"><text:s/></text:span><text:span text:style-name="T54_68">going</text:span><text:span text:style-name="T54_69"><text:s/></text:span><text:span text:style-name="T54_70">to</text:span><text:span text:style-name="T54_71"><text:s/></text:span><text:span text:style-name="T54_72">leave</text:span><text:span text:style-name="T54_73"><text:s/></text:span><text:span text:style-name="T54_74">you</text:span><text:span text:style-name="T54_75"><text:s/></text:span><text:span text:style-name="T54_76">dying</text:span><text:span text:style-name="T54_77"><text:s/></text:span><text:span text:style-name="T54_78">here</text:span><text:span text:style-name="T54_79">.<text:s/></text:span><text:span text:style-name="T54_80">Lets</text:span><text:span text:style-name="T54_81"><text:s/></text:span><text:span text:style-name="T54_82">go</text:span><text:span text:style-name="T54_83">.”<text:s/></text:span><text:span text:style-name="T54_84">Spike</text:span><text:span text:style-name="T54_85"><text:s/></text:span><text:span text:style-name="T54_86">said</text:span><text:span text:style-name="T54_87">.</text:span></text:p>
      <text:p text:style-name="P55"/>
      <text:p text:style-name="P56"><text:span text:style-name="T56_1">As</text:span><text:span text:style-name="T56_2"><text:s/></text:span><text:span text:style-name="T56_3">soon</text:span><text:span text:style-name="T56_4"><text:s/></text:span><text:span text:style-name="T56_5">as</text:span><text:span text:style-name="T56_6"><text:s/></text:span><text:span text:style-name="T56_7">he</text:span><text:span text:style-name="T56_8"><text:s/></text:span><text:span text:style-name="T56_9">picked</text:span><text:span text:style-name="T56_10"><text:s/></text:span><text:span text:style-name="T56_11">her</text:span><text:span text:style-name="T56_12"><text:s/></text:span><text:span text:style-name="T56_13">up</text:span><text:span text:style-name="T56_14">,<text:s/></text:span><text:span text:style-name="T56_15">the</text:span><text:span text:style-name="T56_16"><text:s/></text:span><text:span text:style-name="T56_17">doors</text:span><text:span text:style-name="T56_18"><text:s/></text:span><text:span text:style-name="T56_19">bursted</text:span><text:span text:style-name="T56_20"><text:s/></text:span><text:span text:style-name="T56_21">open</text:span><text:span text:style-name="T56_22">.</text:span><text:span text:style-name="T56_23">It</text:span><text:span text:style-name="T56_24"><text:s/></text:span><text:span text:style-name="T56_25">was</text:span><text:span text:style-name="T56_26"><text:s/></text:span><text:span text:style-name="T56_27">Chrysalis</text:span><text:span text:style-name="T56_28">.<text:s/>“</text:span><text:span text:style-name="T56_29">You</text:span><text:span text:style-name="T56_30"><text:s/></text:span><text:span text:style-name="T56_31">really</text:span><text:span text:style-name="T56_32"><text:s/></text:span><text:span text:style-name="T56_33">think</text:span><text:span text:style-name="T56_34"><text:s/></text:span><text:span text:style-name="T56_35">you</text:span><text:span text:style-name="T56_36"><text:s/></text:span><text:span text:style-name="T56_37">were</text:span><text:span text:style-name="T56_38"><text:s/></text:span><text:span text:style-name="T56_39">just</text:span><text:span text:style-name="T56_40"><text:s/></text:span><text:span text:style-name="T56_41">going</text:span><text:span text:style-name="T56_42"><text:s/></text:span><text:span text:style-name="T56_43">to</text:span><text:span text:style-name="T56_44"><text:s/></text:span><text:span text:style-name="T56_45">walk</text:span><text:span text:style-name="T56_46"><text:s/></text:span><text:span text:style-name="T56_47">out</text:span><text:span text:style-name="T56_48">?<text:s/></text:span><text:span text:style-name="T56_49">HAH</text:span><text:span text:style-name="T56_50">!<text:s/></text:span><text:span text:style-name="T56_51">I</text:span><text:span text:style-name="T56_52"><text:s/></text:span><text:span text:style-name="T56_53">think</text:span><text:span text:style-name="T56_54"><text:s/></text:span><text:span text:style-name="T56_55">not</text:span><text:span text:style-name="T56_56">.”<text:s/></text:span><text:span text:style-name="T56_57">She</text:span><text:span text:style-name="T56_58"><text:s/></text:span><text:span text:style-name="T56_59">said</text:span><text:span text:style-name="T56_60">.<text:s/>“</text:span><text:span text:style-name="T56_61">You</text:span><text:span text:style-name="T56_62">...</text:span><text:span text:style-name="T56_63">did</text:span><text:span text:style-name="T56_64"><text:s/></text:span><text:span text:style-name="T56_65">this</text:span><text:span text:style-name="T56_66">?!”<text:s/></text:span><text:span text:style-name="T56_67">Spike</text:span><text:span text:style-name="T56_68"><text:s/></text:span><text:span text:style-name="T56_69">said</text:span><text:span text:style-name="T56_70">.<text:s/>“</text:span><text:span text:style-name="T56_71">Oh</text:span><text:span text:style-name="T56_72"><text:s/></text:span><text:span text:style-name="T56_73">dont</text:span><text:span text:style-name="T56_74"><text:s/></text:span><text:span text:style-name="T56_75">be</text:span><text:span text:style-name="T56_76"><text:s/></text:span><text:span text:style-name="T56_77">suprised</text:span><text:span text:style-name="T56_78"><text:s/></text:span><text:span text:style-name="T56_79">dragon</text:span><text:span text:style-name="T56_80">.<text:s/></text:span><text:span text:style-name="T56_81">This</text:span><text:span text:style-name="T56_82"><text:s/></text:span><text:span text:style-name="T56_83">was</text:span><text:span text:style-name="T56_84"><text:s/></text:span><text:span text:style-name="T56_85">all</text:span><text:span text:style-name="T56_86"><text:s/></text:span><text:span text:style-name="T56_87">in</text:span><text:span text:style-name="T56_88"><text:s/></text:span><text:span text:style-name="T56_89">the</text:span><text:span text:style-name="T56_90"><text:s/></text:span><text:span text:style-name="T56_91">plan</text:span><text:span text:style-name="T56_92"><text:s/></text:span><text:span text:style-name="T56_93">from</text:span><text:span text:style-name="T56_94"><text:s/></text:span><text:span text:style-name="T56_95">day</text:span><text:span text:style-name="T56_96"><text:s/>1.<text:s/></text:span><text:span text:style-name="T56_97">Its</text:span><text:span text:style-name="T56_98"><text:s/></text:span><text:span text:style-name="T56_99">been</text:span><text:span text:style-name="T56_100"><text:s/></text:span><text:span text:style-name="T56_101">a</text:span><text:span text:style-name="T56_102"><text:s/></text:span><text:span text:style-name="T56_103">pleasure</text:span><text:span text:style-name="T56_104"><text:s/></text:span><text:span text:style-name="T56_105">to</text:span><text:span text:style-name="T56_106"><text:s/></text:span><text:span text:style-name="T56_107">meet</text:span><text:span text:style-name="T56_108"><text:s/></text:span><text:span text:style-name="T56_109">you</text:span><text:span text:style-name="T56_110"><text:s/></text:span><text:span text:style-name="T56_111">agein</text:span><text:span text:style-name="T56_112">,<text:s/></text:span><text:span text:style-name="T56_113">but</text:span><text:span text:style-name="T56_114"><text:s/></text:span><text:span text:style-name="T56_115">i</text:span><text:span text:style-name="T56_116"><text:s/></text:span><text:span text:style-name="T56_117">have</text:span><text:span text:style-name="T56_118"><text:s/></text:span><text:span text:style-name="T56_119">to</text:span><text:span text:style-name="T56_120"><text:s/></text:span><text:span text:style-name="T56_121">kill</text:span><text:span text:style-name="T56_122"><text:s/></text:span><text:span text:style-name="T56_123">you</text:span><text:span text:style-name="T56_124">.<text:s/></text:span><text:span text:style-name="T56_125">Goodbye</text:span><text:span text:style-name="T56_126">!”<text:s/></text:span><text:span text:style-name="T56_127">Chrysalis</text:span><text:span text:style-name="T56_128"><text:s/></text:span><text:span text:style-name="T56_129">said</text:span><text:span text:style-name="T56_130">.</text:span></text:p>
      <text:p text:style-name="P57"/>
      <text:p text:style-name="P58"><text:span text:style-name="T58_1">Chrysalis</text:span><text:span text:style-name="T58_2">’</text:span><text:span text:style-name="T58_3">s</text:span><text:span text:style-name="T58_4"><text:s/></text:span><text:span text:style-name="T58_5">horn</text:span><text:span text:style-name="T58_6"><text:s/></text:span><text:span text:style-name="T58_7">charged</text:span><text:span text:style-name="T58_8"><text:s/></text:span><text:span text:style-name="T58_9">a</text:span><text:span text:style-name="T58_10"><text:s/></text:span><text:span text:style-name="T58_11">bolt</text:span><text:span text:style-name="T58_12">,<text:s/></text:span><text:span text:style-name="T58_13">and</text:span><text:span text:style-name="T58_14"><text:s/></text:span><text:span text:style-name="T58_15">a</text:span><text:span text:style-name="T58_16"><text:s/></text:span><text:span text:style-name="T58_17">lethal</text:span><text:span text:style-name="T58_18"><text:s/></text:span><text:span text:style-name="T58_19">one</text:span><text:span text:style-name="T58_20">.<text:s/></text:span><text:span text:style-name="T58_21">The</text:span><text:span text:style-name="T58_22"><text:s/></text:span><text:span text:style-name="T58_23">bolt</text:span><text:span text:style-name="T58_24"><text:s/></text:span><text:span text:style-name="T58_25">is</text:span><text:span text:style-name="T58_26"><text:s/></text:span><text:span text:style-name="T58_27">shot</text:span><text:span text:style-name="T58_28">,<text:s/></text:span><text:span text:style-name="T58_29">screen</text:span><text:span text:style-name="T58_30"><text:s/></text:span><text:span text:style-name="T58_31">goes</text:span><text:span text:style-name="T58_32"><text:s/></text:span><text:span text:style-name="T58_33">black</text:span></text:p>
      <text:p text:style-name="P59"><text:span text:style-name="T59_1">To</text:span><text:span text:style-name="T59_2"><text:s/></text:span><text:span text:style-name="T59_3">be</text:span><text:span text:style-name="T59_4"><text:s/></text:span><text:span text:style-name="T59_5">continued</text:span><text:span text:style-name="T59_6">..</text:span></text:p>
      <text:p text:style-name="P60"><text:span text:style-name="T60_1">CMC</text:span><text:span text:style-name="T60_2"><text:s/></text:span><text:span text:style-name="T60_3">unlocke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